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5c2af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77b33"/>
    </style:style>
    <style:style style:name="P6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8af4d"/>
    </style:style>
    <style:style style:name="P7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99836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9d402"/>
    </style:style>
    <style:style style:name="P9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officeooo:paragraph-rsid="00099836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3" style:family="text">
      <style:text-properties style:font-name="Times New Roman" fo:font-size="12pt" fo:language="id" fo:country="ID" officeooo:rsid="0005c2af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officeooo:rsid="0008af4d" style:font-size-asian="12pt" style:font-name-complex="Times New Roman1" style:font-size-complex="12pt"/>
    </style:style>
    <style:style style:name="T5" style:family="text">
      <style:text-properties style:font-name="Times New Roman" fo:font-size="12pt" fo:language="id" fo:country="ID" officeooo:rsid="003b05d9" style:font-size-asian="12pt" style:font-name-complex="Times New Roman1" style:font-size-complex="12pt"/>
    </style:style>
    <style:style style:name="T6" style:family="text">
      <style:text-properties style:font-name="Times New Roman" fo:font-size="12pt" fo:language="id" fo:country="ID" officeooo:rsid="00099836" style:font-size-asian="12pt" style:font-name-complex="Times New Roman1" style:font-size-complex="12pt"/>
    </style:style>
    <style:style style:name="T7" style:family="text">
      <style:text-properties style:font-name="Times New Roman" fo:font-size="12pt" fo:language="id" fo:country="ID" officeooo:rsid="00f84ff9" style:font-size-asian="12pt" style:font-name-complex="Times New Roman1" style:font-size-complex="12pt"/>
    </style:style>
    <style:style style:name="T8" style:family="text">
      <style:text-properties style:font-name="Times New Roman" fo:font-size="12pt" fo:language="id" fo:country="ID" officeooo:rsid="0074f08f" style:font-size-asian="12pt" style:font-name-complex="Times New Roman1" style:font-size-complex="12pt"/>
    </style:style>
    <style:style style:name="T9" style:family="text">
      <style:text-properties style:font-name="Times New Roman" fo:font-size="12pt" fo:language="id" fo:country="ID" officeooo:rsid="0069af7a" style:font-size-asian="12pt" style:font-name-complex="Times New Roman1" style:font-size-complex="12pt"/>
    </style:style>
    <style:style style:name="T10" style:family="text">
      <style:text-properties style:font-name="Times New Roman" fo:font-size="12pt" fo:language="id" fo:country="ID" officeooo:rsid="00f9d1bd" style:font-size-asian="12pt" style:font-name-complex="Times New Roman1" style:font-size-complex="12pt"/>
    </style:style>
    <style:style style:name="T11" style:family="text">
      <style:text-properties style:font-name="Times New Roman" fo:font-size="12pt" fo:language="id" fo:country="ID" officeooo:rsid="006c7bbf" style:font-size-asian="12pt" style:font-name-complex="Times New Roman1" style:font-size-complex="12pt"/>
    </style:style>
    <style:style style:name="T12" style:family="text">
      <style:text-properties style:font-name="Times New Roman" fo:font-size="12pt" fo:language="id" fo:country="ID" officeooo:rsid="0009d402" style:font-size-asian="12pt" style:font-name-complex="Times New Roman1" style:font-size-complex="12pt"/>
    </style:style>
    <style:style style:name="T13" style:family="text">
      <style:text-properties style:font-name="Times New Roman" fo:font-size="12pt" fo:language="id" fo:country="ID" officeooo:rsid="00fae96f" style:font-size-asian="12pt" style:font-name-complex="Times New Roman1" style:font-size-complex="12pt"/>
    </style:style>
    <style:style style:name="T14" style:family="text">
      <style:text-properties style:font-name="Times New Roman" fo:font-size="12pt" fo:language="id" fo:country="ID" fo:font-weight="normal" officeooo:rsid="006f31ee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id" fo:country="ID" fo:font-weight="normal" officeooo:rsid="00f9d1bd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6bc1d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08af4d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099836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f84ff9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740e05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f9d1bd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09d402" style:font-size-asian="12pt" style:font-name-complex="Times New Roman1" style:font-size-complex="12pt"/>
    </style:style>
    <style:style style:name="T2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fo:font-weight="normal" officeooo:rsid="00077b33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Times New Roman" fo:font-size="12pt" fo:font-weight="normal" officeooo:rsid="007303a4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" fo:font-size="12pt" fo:font-weight="normal" officeooo:rsid="0008af4d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" fo:font-size="12pt" fo:font-weight="normal" officeooo:rsid="0009d402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font-name="Liberation Sans" fo:font-size="12pt" style:font-size-asian="12pt" style:font-name-complex="Times New Roman1" style:font-size-complex="12pt"/>
    </style:style>
    <style:style style:name="T30" style:family="text">
      <style:text-properties style:font-name="Liberation Serif" fo:font-size="12pt" fo:font-weight="normal" officeooo:rsid="003b05d9" style:font-size-asian="12pt" style:font-weight-asian="normal" style:font-name-complex="Times New Roman1" style:font-size-complex="12pt" style:font-weight-complex="normal"/>
    </style:style>
    <style:style style:name="T31" style:family="text">
      <style:text-properties style:font-name="Liberation Serif" fo:font-size="12pt" fo:font-weight="normal" officeooo:rsid="0009d402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text:span text:style-name="T1">DAFTAR GAMBAR</text:span></text:p>
      <text:p text:style-name="P1"><text:span text:style-name="T2">Gambar <text:tab/><text:tab/><text:tab/><text:tab/><text:tab/><text:tab/><text:tab/><text:tab/> <text:s text:c="3"/></text:span><text:span text:style-name="T16">Halaman</text:span></text:p>
      <text:p text:style-name="P2"><text:span text:style-name="T16">Gambar 3.1. </text:span><text:span text:style-name="T2">Urutan Prosedur Proses Remaster</text:span><text:span text:style-name="T16"><text:tab/></text:span><text:span text:style-name="T3">32</text:span></text:p>
      <text:p text:style-name="P4"><text:span text:style-name="T16">Gambar 4.1 </text:span><text:span text:style-name="T17">Use Case Sistem Operasi</text:span><text:span text:style-name="T2"> .............................................................</text:span><text:span text:style-name="T16">.</text:span><text:span text:style-name="T3">33</text:span></text:p>
      <text:p text:style-name="P5"><text:span text:style-name="T16">Gambar 4.2 </text:span><text:span text:style-name="T24">Deskripsi </text:span><text:span text:style-name="T25">E</text:span><text:span text:style-name="T24">lemet UML</text:span><text:span text:style-name="T16"><text:tab/></text:span><text:span text:style-name="T3">3</text:span><text:span text:style-name="T2">5</text:span></text:p>
      <text:p text:style-name="P6"><text:span text:style-name="T16">Gambar 4.3 Diagram Activity Sistem Operasi</text:span><text:span text:style-name="T2"> </text:span><text:span text:style-name="T16"><text:tab/></text:span><text:span text:style-name="T2">.</text:span><text:span text:style-name="T4">35</text:span></text:p>
      <text:p text:style-name="P6"><text:span text:style-name="T16">Gambar 4.4</text:span><text:span text:style-name="T29"> </text:span><text:span text:style-name="T30">Algoritma Remasering sistem Operasi U</text:span><text:span text:style-name="T31">bos ..</text:span><text:span text:style-name="T30">………………….</text:span><text:span text:style-name="T16">.</text:span><text:span text:style-name="T18">3</text:span><text:span text:style-name="T16">6</text:span></text:p>
      <text:p text:style-name="P3"><text:span text:style-name="T16">Gambar 4.5 </text:span><text:span text:style-name="T2">Tampilan Lingkungan Desktop </text:span><text:span text:style-name="T16"><text:tab/></text:span><text:span text:style-name="T2">.</text:span><text:span text:style-name="T4">40</text:span></text:p>
      <text:p text:style-name="P6"><text:span text:style-name="T16">Gambar </text:span><text:span text:style-name="T2">4</text:span><text:span text:style-name="T16">.</text:span><text:span text:style-name="T4">6</text:span><text:span text:style-name="T16"> <text:s/></text:span><text:span text:style-name="T5">Tampilan Lingkungan Desktop</text:span><text:span text:style-name="T16"><text:tab/>.</text:span><text:span text:style-name="T2">4</text:span><text:span text:style-name="T4">0</text:span></text:p>
      <text:p text:style-name="P6"><text:span text:style-name="T16">Gambar </text:span><text:span text:style-name="T2">4</text:span><text:span text:style-name="T16">.</text:span><text:span text:style-name="T18">7 </text:span><text:span text:style-name="T26">Tampilan </text:span><text:span text:style-name="T27">B</text:span><text:span text:style-name="T26">ooting </text:span><text:span text:style-name="T27">U</text:span><text:span text:style-name="T28">bos</text:span><text:span text:style-name="T2"> </text:span><text:span text:style-name="T16"><text:tab/></text:span><text:span text:style-name="T2">4</text:span><text:span text:style-name="T4">4</text:span></text:p>
      <text:p text:style-name="P7"><text:span text:style-name="T16">Gambar </text:span><text:span text:style-name="T2">4</text:span><text:span text:style-name="T16">.</text:span><text:span text:style-name="T6">8 </text:span><text:span text:style-name="T16">.Pemilihan </text:span><text:span text:style-name="T19">M</text:span><text:span text:style-name="T16">ode </text:span><text:span text:style-name="T19">L</text:span><text:span text:style-name="T16">ive dan </text:span><text:span text:style-name="T19">M</text:span><text:span text:style-name="T16">ode </text:span><text:span text:style-name="T19">I</text:span><text:span text:style-name="T16">nstall </text:span><text:span text:style-name="T19">U</text:span><text:span text:style-name="T23">bos</text:span><text:span text:style-name="T16"><text:tab/></text:span><text:span text:style-name="T2">4</text:span><text:span text:style-name="T6">5</text:span></text:p>
      <text:p text:style-name="P7"><text:span text:style-name="T16">Gambar </text:span><text:span text:style-name="T2">4</text:span><text:span text:style-name="T16">.</text:span><text:span text:style-name="T6">9</text:span><text:span text:style-name="T16">. <text:s/></text:span><text:span text:style-name="T6">Tipe </text:span><text:span text:style-name="T7">I</text:span><text:span text:style-name="T6">nstall dan </text:span><text:span text:style-name="T7">P</text:span><text:span text:style-name="T6">emilihan </text:span><text:span text:style-name="T7">P</text:span><text:span text:style-name="T6">artisi</text:span><text:span text:style-name="T16"><text:tab/></text:span><text:span text:style-name="T2">4</text:span><text:span text:style-name="T6">6</text:span></text:p>
      <text:p text:style-name="P11"><text:span text:style-name="T16">Gambar </text:span><text:span text:style-name="T2">4</text:span><text:span text:style-name="T16">.</text:span><text:span text:style-name="T6">10</text:span><text:span text:style-name="T16">. </text:span><text:span text:style-name="T2">Menyertakan </text:span><text:span text:style-name="T7">P</text:span><text:span text:style-name="T2">embacaan </text:span><text:span text:style-name="T7">K</text:span><text:span text:style-name="T2">ode </text:span><text:span text:style-name="T7">M</text:span><text:span text:style-name="T2">ultimedia</text:span><text:span text:style-name="T16"><text:tab/></text:span><text:span text:style-name="T2">4</text:span><text:span text:style-name="T6">6</text:span></text:p>
      <text:p text:style-name="P10"><text:span text:style-name="T2"/></text:p>
      <text:p text:style-name="P11"><text:span text:style-name="T16">Gambar </text:span><text:span text:style-name="T2">4</text:span><text:span text:style-name="T16">.</text:span><text:span text:style-name="T19">11 Posisi </text:span><text:span text:style-name="T20">P</text:span><text:span text:style-name="T19">enginstall </text:span><text:span text:style-name="T20">U</text:span><text:span text:style-name="T19">bos</text:span><text:span text:style-name="T16"><text:tab/></text:span><text:span text:style-name="T2">4</text:span><text:span text:style-name="T6">7</text:span></text:p>
      <text:p text:style-name="P11"><text:span text:style-name="T6"/></text:p>
      <text:p text:style-name="P7"><text:span text:style-name="T16">Gambar </text:span><text:span text:style-name="T2">4</text:span><text:span text:style-name="T16">.</text:span><text:span text:style-name="T6">12 Pemilihan </text:span><text:span text:style-name="T7">M</text:span><text:span text:style-name="T6">ap </text:span><text:span text:style-name="T7">K</text:span><text:span text:style-name="T6">eyboard</text:span><text:span text:style-name="T16"><text:tab/></text:span><text:span text:style-name="T6">48</text:span></text:p>
      <text:p text:style-name="P7"><text:span text:style-name="T16">Gambar </text:span><text:span text:style-name="T2">4</text:span><text:span text:style-name="T16">.</text:span><text:span text:style-name="T19">13 Memasukan </text:span><text:span text:style-name="T20">N</text:span><text:span text:style-name="T19">ama </text:span><text:span text:style-name="T20">P</text:span><text:span text:style-name="T19">engguna dan </text:span><text:span text:style-name="T20">P</text:span><text:span text:style-name="T19">assword</text:span><text:span text:style-name="T2"> </text:span><text:span text:style-name="T16"><text:tab/></text:span><text:span text:style-name="T6">48</text:span></text:p>
      <text:p text:style-name="P7"><text:span text:style-name="T16">Gambar </text:span><text:span text:style-name="T2">4</text:span><text:span text:style-name="T16">.</text:span><text:span text:style-name="T6">14 Tampilan </text:span><text:span text:style-name="T7">S</text:span><text:span text:style-name="T6">lideshow 1 </text:span><text:span text:style-name="T7">I</text:span><text:span text:style-name="T6">nstall </text:span><text:span text:style-name="T7">U</text:span><text:span text:style-name="T6">bos</text:span><text:span text:style-name="T16"><text:tab/></text:span><text:span text:style-name="T6">49</text:span></text:p>
      <text:p text:style-name="P7"><text:span text:style-name="T16">Gambar </text:span><text:span text:style-name="T2">4</text:span><text:span text:style-name="T16">.</text:span><text:span text:style-name="T19">15 Tampilan </text:span><text:span text:style-name="T20">S</text:span><text:span text:style-name="T19">lideshow </text:span><text:span text:style-name="T21">2</text:span><text:span text:style-name="T19"> </text:span><text:span text:style-name="T20">I</text:span><text:span text:style-name="T19">nstall </text:span><text:span text:style-name="T20">U</text:span><text:span text:style-name="T19">bos</text:span><text:span text:style-name="T2"> </text:span><text:span text:style-name="T16"><text:tab/></text:span><text:span text:style-name="T6">50</text:span></text:p>
      <text:p text:style-name="P7"><text:span text:style-name="T16">Gambar </text:span><text:span text:style-name="T2">4</text:span><text:span text:style-name="T16">.</text:span><text:span text:style-name="T2">1</text:span><text:span text:style-name="T6">6 Tampilan </text:span><text:span text:style-name="T7">S</text:span><text:span text:style-name="T6">lideshow </text:span><text:span text:style-name="T8">3</text:span><text:span text:style-name="T6"> </text:span><text:span text:style-name="T7">I</text:span><text:span text:style-name="T6">nstall </text:span><text:span text:style-name="T7">U</text:span><text:span text:style-name="T6">bos</text:span><text:span text:style-name="T2"> </text:span><text:span text:style-name="T16"><text:tab/></text:span><text:span text:style-name="T2">5</text:span><text:span text:style-name="T6">1</text:span></text:p>
      <text:p text:style-name="P7"><text:span text:style-name="T16">Gambar </text:span><text:span text:style-name="T2">4</text:span><text:span text:style-name="T16">.</text:span><text:span text:style-name="T2">1</text:span><text:span text:style-name="T6">7 </text:span><text:span text:style-name="T9">Tampilan </text:span><text:span text:style-name="T10">Sl</text:span><text:span text:style-name="T9">ideshow <text:s/></text:span><text:span text:style-name="T6">4 </text:span><text:span text:style-name="T10">I</text:span><text:span text:style-name="T9">nstall </text:span><text:span text:style-name="T10">U</text:span><text:span text:style-name="T9">bos</text:span><text:span text:style-name="T16"><text:tab/></text:span><text:span text:style-name="T2">52</text:span></text:p>
      <text:p text:style-name="P7"><text:soft-page-break/><text:span text:style-name="T16">Gambar </text:span><text:span text:style-name="T2">4</text:span><text:span text:style-name="T16">.</text:span><text:span text:style-name="T2">1</text:span><text:span text:style-name="T6">8 </text:span><text:span text:style-name="T11">Tampilan </text:span><text:span text:style-name="T10">S</text:span><text:span text:style-name="T11">lideshow </text:span><text:span text:style-name="T10">5 </text:span><text:span text:style-name="T11"><text:s/></text:span><text:span text:style-name="T10">I</text:span><text:span text:style-name="T11">nstall </text:span><text:span text:style-name="T10">U</text:span><text:span text:style-name="T6">bos</text:span><text:span text:style-name="T11">...........................................</text:span><text:span text:style-name="T2">5</text:span><text:span text:style-name="T6">2</text:span></text:p>
      <text:p text:style-name="P7"><text:span text:style-name="T16">Gambar </text:span><text:span text:style-name="T2">4</text:span><text:span text:style-name="T16">.</text:span><text:span text:style-name="T2">1</text:span><text:span text:style-name="T6">9 Tampilan </text:span><text:span text:style-name="T10">S</text:span><text:span text:style-name="T6">elesai </text:span><text:span text:style-name="T10">P</text:span><text:span text:style-name="T6">eng</text:span><text:span text:style-name="T8">installan Ubos</text:span><text:span text:style-name="T16"><text:tab/></text:span><text:span text:style-name="T2">5</text:span><text:span text:style-name="T6">3</text:span></text:p>
      <text:p text:style-name="P7"><text:span text:style-name="T16">Gambar </text:span><text:span text:style-name="T2">4</text:span><text:span text:style-name="T16">.</text:span><text:span text:style-name="T19">20 Tampilan </text:span><text:span text:style-name="T22">Desktop Ubos</text:span><text:span text:style-name="T2"> </text:span><text:span text:style-name="T16"><text:tab/></text:span><text:span text:style-name="T2">5</text:span><text:span text:style-name="T6">3</text:span></text:p>
      <text:p text:style-name="P7"><text:span text:style-name="T16">Gambar </text:span><text:span text:style-name="T2">4</text:span><text:span text:style-name="T16">.</text:span><text:span text:style-name="T19">21 Tampilan </text:span><text:span text:style-name="T22">Menu Ubos</text:span><text:span text:style-name="T2"> </text:span><text:span text:style-name="T16"><text:tab/></text:span><text:span text:style-name="T2">5</text:span><text:span text:style-name="T6">4</text:span></text:p>
      <text:p text:style-name="P7"><text:span text:style-name="T16">Gambar </text:span><text:span text:style-name="T2">4</text:span><text:span text:style-name="T16">.</text:span><text:span text:style-name="T6">22 Tampilan </text:span><text:span text:style-name="T10">Atom di Ubos</text:span><text:span text:style-name="T16"><text:tab/></text:span><text:span text:style-name="T2">5</text:span><text:span text:style-name="T6">4</text:span></text:p>
      <text:p text:style-name="P7"><text:span text:style-name="T16">Gambar </text:span><text:span text:style-name="T2">4</text:span><text:span text:style-name="T16">.</text:span><text:span text:style-name="T6">23 Tampilan </text:span><text:span text:style-name="T10">File Manager Ubos</text:span><text:span text:style-name="T16"><text:tab/></text:span><text:span text:style-name="T2">5</text:span><text:span text:style-name="T6">5</text:span></text:p>
      <text:p text:style-name="P7"><text:span text:style-name="T16">Gambar </text:span><text:span text:style-name="T2">4</text:span><text:span text:style-name="T16">.</text:span><text:span text:style-name="T19">24 </text:span><text:span text:style-name="T16">Tampilan </text:span><text:span text:style-name="T22">Meliat Versi Ubos</text:span><text:span text:style-name="T2"> </text:span><text:span text:style-name="T16"><text:tab/></text:span><text:span text:style-name="T2">5</text:span><text:span text:style-name="T6">5</text:span></text:p>
      <text:p text:style-name="P8"><text:span text:style-name="T16">Gambar </text:span><text:span text:style-name="T2">4.</text:span><text:span text:style-name="T12">25 </text:span><text:span text:style-name="T14">Tampilan Kode </text:span><text:span text:style-name="T15">K</text:span><text:span text:style-name="T14">ernel </text:span><text:span text:style-name="T15">U</text:span><text:span text:style-name="T14">bos</text:span><text:span text:style-name="T16"><text:tab/></text:span><text:span text:style-name="T2">5</text:span><text:span text:style-name="T12">6</text:span></text:p>
      <text:p text:style-name="P8"><text:span text:style-name="T16">Gambar </text:span><text:span text:style-name="T2">4</text:span><text:span text:style-name="T16">.</text:span><text:span text:style-name="T2">2</text:span><text:span text:style-name="T12">6 Software Center</text:span><text:span text:style-name="T2"> </text:span><text:span text:style-name="T16"><text:tab/></text:span><text:span text:style-name="T2">5</text:span><text:span text:style-name="T12">7</text:span></text:p>
      <text:p text:style-name="P8"><text:span text:style-name="T16">Gambar </text:span><text:span text:style-name="T2">4</text:span><text:span text:style-name="T16">.</text:span><text:span text:style-name="T2">2</text:span><text:span text:style-name="T12">7 Menginstall Audacity dari </text:span><text:span text:style-name="T13">S</text:span><text:span text:style-name="T12">oftware </text:span><text:span text:style-name="T13">C</text:span><text:span text:style-name="T12">enter</text:span><text:span text:style-name="T2"> </text:span><text:span text:style-name="T16"><text:tab/></text:span><text:span text:style-name="T12">57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8-09-02T22:41:32.363604199</dc:date>
    <meta:editing-cycles>4</meta:editing-cycles>
    <meta:editing-duration>PT25M53S</meta:editing-duration>
    <meta:generator>LibreOffice/5.1.6.2$Linux_x86 LibreOffice_project/10m0$Build-2</meta:generator>
    <meta:document-statistic meta:table-count="0" meta:image-count="0" meta:object-count="0" meta:page-count="2" meta:paragraph-count="31" meta:word-count="202" meta:character-count="1393" meta:non-whitespace-character-count="11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